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100000DC86AFDCC6B236D34B5.jpg" manifest:media-type="image/jpeg"/>
  <manifest:file-entry manifest:full-path="Pictures/10000000000006E4000009D8BE4E2B42BD4CF768.jpg" manifest:media-type="image/jpeg"/>
  <manifest:file-entry manifest:full-path="Pictures/10000000000006A50000065EF7B23D7A5EB91D4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x="6.521cm" svg:y="0.053cm" svg:width="4.801cm" svg:height="4.6cm" draw:z-index="2"><draw:image xlink:href="Pictures/10000000000006A50000065EF7B23D7A5EB91D44.jpg" xlink:type="simple" xlink:show="embed" xlink:actuate="onLoad" loext:mime-type="image/jpeg"/></draw:frame><draw:frame draw:style-name="fr1" draw:name="Image3" text:anchor-type="char" svg:x="0.55cm" svg:y="0.051cm" svg:width="4.801cm" svg:height="4.6cm" draw:z-index="1"><draw:image xlink:href="Pictures/10000000000006A50000065EF7B23D7A5EB91D44.jpg" xlink:type="simple" xlink:show="embed" xlink:actuate="onLoad" loext:mime-type="image/jpeg"/></draw:frame><draw:frame draw:style-name="fr1" draw:name="Image2" text:anchor-type="char" svg:x="12.199cm" svg:y="0.153cm" svg:width="4.801cm" svg:height="4.6cm" draw:z-index="0"><draw:image xlink:href="Pictures/10000000000006A50000065EF7B23D7A5EB91D44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1" text:anchor-type="char" svg:x="0.27cm" svg:y="3.817cm" svg:width="5.6cm" svg:height="8.001cm" draw:z-index="3"><draw:image xlink:href="Pictures/10000000000006E4000009D8BE4E2B42BD4CF768.jpg" xlink:type="simple" xlink:show="embed" xlink:actuate="onLoad" loext:mime-type="image/jpeg"/></draw:frame><draw:frame draw:style-name="fr1" draw:name="Image5" text:anchor-type="char" svg:x="6.128cm" svg:y="3.798cm" svg:width="5.6cm" svg:height="8.001cm" draw:z-index="4"><draw:image xlink:href="Pictures/10000000000006E4000009D8BE4E2B42BD4CF768.jpg" xlink:type="simple" xlink:show="embed" xlink:actuate="onLoad" loext:mime-type="image/jpeg"/></draw:frame><draw:frame draw:style-name="fr1" draw:name="Image6" text:anchor-type="char" svg:x="12.044cm" svg:y="3.778cm" svg:width="5.6cm" svg:height="8.001cm" draw:z-index="5"><draw:image xlink:href="Pictures/10000000000006E4000009D8BE4E2B42BD4CF768.jpg" xlink:type="simple" xlink:show="embed" xlink:actuate="onLoad" loext:mime-type="image/jpeg"/></draw:frame><draw:frame draw:style-name="fr1" draw:name="Image7" text:anchor-type="char" svg:x="-0.115cm" svg:y="11.853cm" svg:width="6.1cm" svg:height="11.201cm" draw:z-index="6"><draw:image xlink:href="Pictures/100000000000078100000DC86AFDCC6B236D34B5.jpg" xlink:type="simple" xlink:show="embed" xlink:actuate="onLoad" loext:mime-type="image/jpeg"/></draw:frame><draw:frame draw:style-name="fr1" draw:name="Image8" text:anchor-type="char" svg:x="5.895cm" svg:y="11.777cm" svg:width="6.1cm" svg:height="11.201cm" draw:z-index="7"><draw:image xlink:href="Pictures/100000000000078100000DC86AFDCC6B236D34B5.jpg" xlink:type="simple" xlink:show="embed" xlink:actuate="onLoad" loext:mime-type="image/jpeg"/></draw:frame><draw:frame draw:style-name="fr1" draw:name="Image9" text:anchor-type="char" svg:x="12.044cm" svg:y="11.777cm" svg:width="6.1cm" svg:height="11.201cm" draw:z-index="8"><draw:image xlink:href="Pictures/100000000000078100000DC86AFDCC6B236D34B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0:03:34.050362881</meta:creation-date>
    <dc:date>2021-02-02T15:06:32.687351333</dc:date>
    <meta:editing-duration>PT5M22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1" meta:paragraph-count="0" meta:word-count="0" meta:character-count="0" meta:non-whitespace-character-count="0"/>
  </office:meta>
</office:document-meta>
</file>